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1efd5" officeooo:paragraph-rsid="0001efd5"/>
    </style:style>
    <style:style style:name="P2" style:family="paragraph" style:parent-style-name="Standard">
      <style:text-properties officeooo:rsid="0001efd5" officeooo:paragraph-rsid="0001efd5"/>
    </style:style>
    <style:style style:name="P3" style:family="paragraph" style:parent-style-name="Text_20_body">
      <style:text-properties officeooo:rsid="0001efd5" officeooo:paragraph-rsid="0001efd5"/>
    </style:style>
    <style:style style:name="P4" style:family="paragraph" style:parent-style-name="Standard">
      <style:paragraph-properties fo:text-align="center" style:justify-single-word="false"/>
      <style:text-properties officeooo:rsid="0001efd5" officeooo:paragraph-rsid="0001efd5"/>
    </style:style>
    <style:style style:name="P5" style:family="paragraph" style:parent-style-name="Standard">
      <style:paragraph-properties fo:text-align="start" style:justify-single-word="false"/>
      <style:text-properties officeooo:rsid="0001efd5" officeooo:paragraph-rsid="0001efd5"/>
    </style:style>
    <style:style style:name="P6" style:family="paragraph" style:parent-style-name="Heading_20_3">
      <style:paragraph-properties fo:margin-left="0cm" fo:margin-right="0cm" fo:text-indent="0cm" style:auto-text-indent="false" fo:padding="0cm" fo:border="none"/>
    </style:style>
    <style:style style:name="P7" style:family="paragraph" style:parent-style-name="Text_20_body">
      <style:paragraph-properties fo:margin-left="0cm" fo:margin-right="0cm" fo:text-indent="0cm" style:auto-text-indent="false" fo:padding="0cm" fo:border="none"/>
    </style:style>
    <style:style style:name="P8" style:family="paragraph" style:parent-style-name="Standard">
      <style:text-properties officeooo:rsid="000379bc" officeooo:paragraph-rsid="000379bc"/>
    </style:style>
    <style:style style:name="T1" style:family="text">
      <style:text-properties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ootkit : (Root/Kit)</text:p>
      <text:p text:style-name="P5"/>
      <text:p text:style-name="P5"/>
      <text:p text:style-name="P5"><text:s/></text:p>
      <text:p text:style-name="P2"/>
      <text:p text:style-name="P2">Quand : 1994 sur linux et SunOS(Unix) </text:p>
      <text:p text:style-name="P2">ou : </text:p>
      <text:p text:style-name="P2">comment : chevale de troie </text:p>
      <text:p text:style-name="P2">pourquoi </text:p>
      <text:p text:style-name="P8"/>
      <text:h text:style-name="P1" text:outline-level="2">Types de rootkits</text:h>
      <text:h text:style-name="P6" text:outline-level="3">1. Rootkits matériels ou micrologiciels</text:h>
      <text:p text:style-name="P7">Les rootkits matériels ou micrologiciels peuvent toucher sur votre disque dur, votre routeur ou le BIOS de votre système, qui est le logiciel installé sur une petite puce mémoire dans la carte mère de votre ordinateur. Au lieu de viser votre système d'exploitation, ils ciblent le micrologiciel de votre appareil pour y installer des logiciels malveillants difficiles à détecter. Comme ils touchent le matériel, ils permettent aux <text:a xlink:type="simple" xlink:href="https://www.kaspersky.fr/resource-center/definitions/keylogger" text:style-name="Internet_20_link" text:visited-style-name="Visited_20_Internet_20_Link"><text:span text:style-name="T1">pirates informatiques d'enregistrer vos frappes au clavier</text:span></text:a> et de surveiller votre activité en ligne. Bien que moins fréquents que les autres types, les rootkits matériels ou micrologiciels constituent une menace sérieuse pour la sécurité en ligne.</text:p>
      <text:h text:style-name="P6" text:outline-level="3">2. Rootkits de démarrage</text:h>
      <text:p text:style-name="P7">Le mécanisme du programme de démarrage est responsable du chargement du système d'exploitation sur un ordinateur. Les rootkits de démarrage attaquent ce système, remplaçant le programme de démarrage légitime de votre ordinateur par une version piratée de celui-ci. Cette opération active le rootkit avant même que le système d'exploitation de votre ordinateur ne soit complètement chargé.</text:p>
      <text:h text:style-name="P6" text:outline-level="3">3. Rootkits de mémoire</text:h>
      <text:p text:style-name="P7">Les rootkits de mémoire se cachent dans la mémoire vive (RAM) de votre ordinateur et utilisent les ressources de ce dernier pour mener des activités malveillantes en arrière-plan. Les rootkits de mémoire ont une incidence sur les performances de la mémoire vive de votre ordinateur. Comme ils ne vivent que dans la mémoire vive de votre ordinateur et qu'ils n'injectent aucun code permanent, les rootkits de mémoire disparaissent dès que vous redémarrez le système, bien que des mesures supplémentaires soient parfois nécessaires pour s'en débarrasser. Leur courte durée de vie fait qu'ils ne sont généralement pas perçus comme une menace importante.</text:p>
      <text:h text:style-name="P6" text:outline-level="3">4. Rootkits d'application</text:h>
      <text:p text:style-name="P7">Les rootkits d'application remplacent les fichiers standards de votre ordinateur par des fichiers rootkit et peuvent même modifier le fonctionnement des applications standards. Ces rootkits infectent des programmes comme Microsoft Office, Notepad ou Paint. Les attaquants peuvent obtenir un accès à votre ordinateur chaque fois que vous exécutez ces programmes. Comme les programmes infectés continuent de s'exécuter normalement, il est difficile pour les utilisateurs de détecter les rootkits, mais les programmes antivirus peuvent les détecter, car ils fonctionnent tous deux sur la couche application.</text:p>
      <text:h text:style-name="P6" text:outline-level="3"><text:soft-page-break/>5. Rootkits en mode noyau</text:h>
      <text:p text:style-name="P7">Les rootkits en mode noyau comptent parmi les types les plus graves de cette menace, car ils ciblent le cœur même de votre système d'exploitation (c'est-à-dire le niveau du noyau). Les pirates informatiques les utilisent non seulement pour accéder aux fichiers de votre ordinateur, mais aussi pour modifier la fonctionnalité de votre système d'exploitation en y ajoutant leur propre code. </text:p>
      <text:h text:style-name="P6" text:outline-level="3">6. Rootkits virtuels</text:h>
      <text:p text:style-name="P7">Un rootkit virtuel se charge lui-même sous le système d'exploitation de l'ordinateur. Il héberge ensuite les systèmes d'exploitation cibles sous forme de machine virtuelle, ce qui lui permet d'intercepter les appels matériels effectués par le système d'exploitation d'origine. Ce type de rootkit n'a pas besoin de modifier le noyau pour détourner le système d'exploitation et peut être très difficile à détecter.</text:p>
      <text:p text:style-name="P2"/>
      <text:p text:style-name="P2"/>
      <text:h text:style-name="P1" text:outline-level="2">Exemples de rootkits</text:h>
      <text:h text:style-name="P6" text:outline-level="3">Stuxnet</text:h>
      <text:p text:style-name="P7">L'un des rootkits les plus célèbres de l'histoire est <text:span text:style-name="Strong_20_Emphasis"><text:span text:style-name="T1">Stuxnet</text:span></text:span>, un ver informatique malveillant découvert en 2010 et qui aurait été conçu depuis 2005. Stuxnet a causé des dommages considérables au programme nucléaire de l'Iran. Bien que ni les États-Unis ni Israël n'aient admis leur responsabilité, on pense généralement qu'il s'agit d'une cyberarme créée conjointement par ces deux pays dans le cadre d'une collaboration connue sous le nom de <text:a xlink:type="simple" xlink:href="https://www.csmonitor.com/USA/2012/0623/Stuxnet-cyberweapon-set-to-stop-operating" text:style-name="Internet_20_link" text:visited-style-name="Visited_20_Internet_20_Link"><text:span text:style-name="T1">Jeux olympiques</text:span></text:a>.</text:p>
      <text:p text:style-name="P7">Parmi les autres exemples notables de rootkits, citons :</text:p>
      <text:h text:style-name="P6" text:outline-level="3">Flame</text:h>
      <text:p text:style-name="P7">En 2012, des experts en cybersécurité ont découvert <text:span text:style-name="Strong_20_Emphasis"><text:span text:style-name="T1">Flame</text:span></text:span>, un rootkit principalement utilisé pour mener des activités de cyberespionnage au Moyen-Orient. Flame, également connu sous les noms de Flamer, sKyWIper et Skywiper, a une incidence sur l'ensemble du système d'exploitation d'un ordinateur, ce qui lui permet de surveiller le trafic, de réaliser des captures d'écran et des enregistrements audio, et de consigner les frappes de l'appareil. Les pirates à l'origine de Flame n'ont pas été retrouvés, mais les recherches indiquent qu'ils ont utilisé 80 serveurs répartis sur trois continents pour accéder aux ordinateurs infectés.</text:p>
      <text:h text:style-name="P6" text:outline-level="3">Necurs</text:h>
      <text:p text:style-name="P7">En 2012, <text:span text:style-name="Strong_20_Emphasis"><text:span text:style-name="T1">Necurs</text:span></text:span> est apparu comme un rootkit et aurait été détecté dans 83 000 infections cette année-là. Associé à des cybercriminels d'élite en Europe de l'Est, Necurs est considéré comme remarquable en raison de sa complexité technique et de sa capacité à évoluer.</text:p>
      <text:h text:style-name="P6" text:outline-level="3">ZeroAccess</text:h>
      <text:p text:style-name="P7">En 2011, des experts en cybersécurité ont découvert <text:span text:style-name="Strong_20_Emphasis"><text:span text:style-name="T1">ZeroAccess</text:span></text:span>, un rootkit en mode noyau qui a infecté plus de 2 millions d'ordinateurs dans le monde. Au lieu d'avoir une incidence directe sur la fonctionnalité de l'ordinateur infecté, ce rootkit télécharge et installe des logiciels malveillants sur la <text:soft-page-break/>machine infectée et l'intègre à un botnet mondial utilisé par les pirates pour mener des cyberattaques. ZeroAccess est utilisé activement aujourd'hui.</text:p>
      <text:h text:style-name="P6" text:outline-level="3">TDSS</text:h>
      <text:p text:style-name="P7">En 2008, le rootkit <text:span text:style-name="Strong_20_Emphasis"><text:span text:style-name="T1">TDSS</text:span></text:span><text:a xlink:type="simple" xlink:href="https://www.virusbulletin.com/virusbulletin/2009/05/case-study-tdss-rootkit" text:style-name="Internet_20_link" text:visited-style-name="Visited_20_Internet_20_Link"><text:span text:style-name="T1">a été détecté pour la première fois</text:span></text:a>. Il s'agit d'un rootkit semblable au rootkit de démarrage, car il se charge et s'exécute dès les premiers instants du démarrage du système d'exploitation, ce qui complique sa détection et sa suppression.</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sources : </text:p>
      <text:p text:style-name="P3"><text:a xlink:type="simple" xlink:href="https://www.kaspersky.fr/resource-center/definitions/what-is-rootkit" text:style-name="Internet_20_link" text:visited-style-name="Visited_20_Internet_20_Link">https://www.kaspersky.fr/resource-center/definitions/what-is-rootkit</text:a></text:p>
      <text:p text:style-name="P3">stats : <text:a xlink:type="simple" xlink:href="https://slddigital.com/en/article/opasnye-rutkity-skandaly-issledovaniya-metody-zashity/" text:style-name="Internet_20_link" text:visited-style-name="Visited_20_Internet_20_Link">https://slddigital.com/en/article/opasnye-rutkity-skandaly-issledovaniya-metody-zashity/</text:a></text:p>
      <text:p text:style-name="P3">rootkit detection with machine learning research paper : <text:a xlink:type="simple" xlink:href="https://www.researchgate.net/publication/381072160_Kernel_rootkit_detection_multi_class_on_deep_learning_techniques" text:style-name="Internet_20_link" text:visited-style-name="Visited_20_Internet_20_Link">https://www.researchgate.net/publication/381072160_Kernel_rootkit_detection_multi_class_on_deep_learning_techniques</text:a></text:p>
      <text:p text:style-name="P3"><text:s/></text:p>
      <text:p text:style-name="P3">pdf : <text:a xlink:type="simple" xlink:href="https://asec.ahnlab.com/wp-content/uploads/2022/09/Analysis-Report-on-Lazarus-Groups-Rootkit-Attack-Using-BYOVD_Sep-22-2022.pdf" text:style-name="Internet_20_link" text:visited-style-name="Visited_20_Internet_20_Link">https://asec.ahnlab.com/wp-content/uploads/2022/09/Analysis-Report-on-Lazarus-Groups-Rootkit-Attack-Using-BYOVD_Sep-22-2022.pdf</text: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2T08:41:01.927000000</meta:creation-date>
    <dc:date>2024-09-22T15:19:29.897000000</dc:date>
    <meta:editing-duration>PT2H39M16S</meta:editing-duration>
    <meta:editing-cycles>2</meta:editing-cycles>
    <meta:generator>LibreOffice/7.6.2.1$Windows_X86_64 LibreOffice_project/56f7684011345957bbf33a7ee678afaf4d2ba333</meta:generator>
    <meta:document-statistic meta:table-count="0" meta:image-count="0" meta:object-count="0" meta:page-count="3" meta:paragraph-count="38" meta:word-count="865" meta:character-count="6059" meta:non-whitespace-character-count="5220"/>
  </office:meta>
</office:document-meta>
</file>